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D" style:family="table-column">
      <style:table-column-properties style:column-width="3.399cm" style:rel-column-width="13106*"/>
    </style:style>
    <style:style style:name="Tabla3.E" style:family="table-column">
      <style:table-column-properties style:column-width="3.401cm" style:rel-column-width="13108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officeooo:rsid="0041350b" officeooo:paragraph-rsid="0041350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1350b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2c6d9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63e6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9pt" fo:letter-spacing="-0.012cm" fo:font-weight="bold" officeooo:rsid="00463e60" officeooo:paragraph-rsid="00463e60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50c3a" style:font-size-asian="10pt" style:font-weight-asian="bold" style:font-name-complex="Lucida Sans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463e60" officeooo:paragraph-rsid="00463e60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0pt" fo:font-weight="bold" officeooo:rsid="00450c3a" officeooo:paragraph-rsid="00450c3a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Numero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20">Diario</text:p>
          </table:table-cell>
          <table:table-cell table:style-name="Tabla2.B2" office:value-type="string">
            <text:p text:style-name="P12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20">Fecha:</text:p>
          </table:table-cell>
          <table:table-cell table:style-name="Tabla2.B2" office:value-type="string">
            <text:p text:style-name="P12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20">Periodo:</text:p>
          </table:table-cell>
          <table:table-cell table:style-name="Tabla2.B2" office:value-type="string">
            <text:p text:style-name="P13"><text:placeholder text:placeholder-type="text">&lt;o.period_id.name&gt;</text:placeholder></text:p>
          </table:table-cell>
        </table:table-row>
        <table:table-row>
          <table:table-cell table:style-name="Tabla2.A1" office:value-type="string">
            <text:p text:style-name="P20">Saldo Inicial:</text:p>
          </table:table-cell>
          <table:table-cell table:style-name="Tabla2.B2" office:value-type="string">
            <text:p text:style-name="P13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20">Saldo Final:</text:p>
          </table:table-cell>
          <table:table-cell table:style-name="Tabla2.B2" office:value-type="string">
            <text:p text:style-name="P13"><text:placeholder text:placeholder-type="text">&lt;formatLang(o.balance_end_real)&gt;</text:placeholder></text:p>
          </table:table-cell>
        </table:table-row>
      </table:table>
      <text:p text:style-name="P1"/>
      <text:p text:style-name="P22">Transacciones</text:p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row>
          <table:table-cell table:style-name="Tabla3.A1" office:value-type="string">
            <text:p text:style-name="P27">Fecha</text:p>
          </table:table-cell>
          <table:table-cell table:style-name="Tabla3.A1" office:value-type="string">
            <text:p text:style-name="P30">Comunicacion</text:p>
          </table:table-cell>
          <table:table-cell table:style-name="Tabla3.A1" office:value-type="string">
            <text:p text:style-name="P30">Referencia</text:p>
          </table:table-cell>
          <table:table-cell table:style-name="Tabla3.A1" office:value-type="string">
            <text:p text:style-name="P30">Partner</text:p>
          </table:table-cell>
          <table:table-cell table:style-name="Tabla3.A1" office:value-type="string">
            <text:p text:style-name="P30">Importe</text:p>
          </table:table-cell>
        </table:table-row>
        <table:table-row>
          <table:table-cell table:style-name="Tabla3.A1" office:value-type="string">
            <text:p text:style-name="P26"><text:placeholder text:placeholder-type="text">&lt;for each="line in o.line_ids"&gt;</text:placeholder>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  <table:table-row>
          <table:table-cell table:style-name="Tabla3.A1" office:value-type="string">
            <text:p text:style-name="P25"><text:placeholder text:placeholder-type="text">&lt;line.date and formatLang(line.date, date='true')&gt;</text:placeholder></text:p>
          </table:table-cell>
          <table:table-cell table:style-name="Tabla3.A1" office:value-type="string">
            <text:p text:style-name="P25"><text:placeholder text:placeholder-type="text">&lt;line.name&gt;</text:placeholder></text:p>
          </table:table-cell>
          <table:table-cell table:style-name="Tabla3.A1" office:value-type="string">
            <text:p text:style-name="P25"><text:placeholder text:placeholder-type="text">&lt;line.ref&gt;</text:placeholder></text:p>
          </table:table-cell>
          <table:table-cell table:style-name="Tabla3.A1" office:value-type="string">
            <text:p text:style-name="P25"><text:placeholder text:placeholder-type="text">&lt;line.partner_id.name&gt;</text:placeholder></text:p>
          </table:table-cell>
          <table:table-cell table:style-name="Tabla3.A1" office:value-type="string">
            <text:p text:style-name="P25"><text:placeholder text:placeholder-type="text">&lt;formatLang(line.amount)&gt;</text:placeholder></text:p>
          </table:table-cell>
        </table:table-row>
        <table:table-row>
          <table:table-cell table:style-name="Tabla3.A1" office:value-type="string">
            <text:p text:style-name="P24"><text:placeholder text:placeholder-type="text">&lt;/for&gt;</text:placeholder>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  <table:table-row>
          <table:table-cell table:style-name="Tabla3.A1" table:number-columns-spanned="4" office:value-type="string">
            <text:p text:style-name="P24"/>
            <text:p text:style-name="P31">Balance Computado</text:p>
          </table:table-cell>
          <table:covered-table-cell/>
          <table:covered-table-cell/>
          <table:covered-table-cell/>
          <table:table-cell table:style-name="Tabla3.A1" office:value-type="string">
            <text:p text:style-name="P28"><text:placeholder text:placeholder-type="text">&lt;formatLang(o.balance_end)&gt;</text:placeholder></text:p>
          </table:table-cell>
        </table:table-row>
      </table:table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20T18:11:39.759603669</dc:date>
    <meta:editing-duration>PT1H26M26S</meta:editing-duration>
    <meta:editing-cycles>37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7" meta:word-count="33" meta:character-count="377" meta:non-whitespace-character-count="37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